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 Unitario</text:p>
          </table:table-cell>
          <table:table-cell table:style-name="ce1" office:value-type="string" calcext:value-type="string">
            <text:p>Precio Total</text:p>
          </table:table-cell>
        </table:table-row>
        <table:table-row table:style-name="ro1">
          <table:table-cell office:value-type="string" calcext:value-type="string">
            <text:p>Arduino Meg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ctor RF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or Infrarroj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or PI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or LD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ador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ncias Pull Dow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ncias L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or Humedad DHT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da Temperatura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 de conexión (m)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AU (Punto Acceso Usuario)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9:24:39.139731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1:06:19.234914913</meta:creation-date>
    <meta:generator>LibreOffice/6.1.5.2$Linux_X86_64 LibreOffice_project/10$Build-2</meta:generator>
    <dc:date>2019-04-24T21:14:00.670500665</dc:date>
    <meta:editing-duration>PT1H50M32S</meta:editing-duration>
    <meta:editing-cycles>3</meta:editing-cycles>
    <meta:document-statistic meta:table-count="1" meta:cell-count="28" meta:object-count="0"/>
  </office:meta>
</office:document-meta>
</file>